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327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number-columns-repeated="16381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Disjoncteurs</text:p>
          </table:table-cell>
          <table:covered-table-cell table:style-name="Default" office:value-type="string" calcext:value-type="string">
            <text:p>Disjoncteur Pair</text:p>
          </table:covered-table-cell>
          <table:table-cell table:number-columns-repeated="1638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mopompe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ermopompe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6T21:01:19.223000000</meta:creation-date>
    <dc:date>2024-02-26T21:08:28.906000000</dc:date>
    <meta:editing-duration>PT7M9S</meta:editing-duration>
    <meta:editing-cycles>3</meta:editing-cycles>
    <meta:generator>LibreOffice/7.6.4.1$Windows_X86_64 LibreOffice_project/e19e193f88cd6c0525a17fb7a176ed8e6a3e2aa1</meta:generator>
    <meta:document-statistic meta:table-count="1" meta:cell-count="44" meta:object-count="0"/>
  </office:meta>
</office:document-meta>
</file>